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ashed" svg:stroke-width="0.05cm" svg:stroke-color="#eeeee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solid" draw:fill-color="#31597f" draw:textarea-horizontal-align="justify" draw:textarea-vertical-align="top" draw:auto-grow-height="false" fo:wrap-option="wrap"/>
    </style:style>
    <style:style style:name="gr3" style:family="graphic" style:parent-style-name="standard">
      <style:graphic-properties draw:stroke="none" draw:fill="solid" draw:fill-color="#373737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bbbbb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eda7d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00b0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31597f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stroke-dash="Ultrafine_20_Dashed" svg:stroke-width="0.05cm" svg:stroke-color="#808080" draw:marker-start-width="0.275cm" draw:marker-end-width="0.275cm" draw:fill="solid" draw:fill-color="#e35407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ffffff" draw:fill="solid" draw:fill-color="#eeda7d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stroke="none" draw:fill="solid" draw:fill-color="#4c789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ffffff" draw:fill="solid" draw:fill-color="#bbbbbb" draw:textarea-horizontal-align="justify" draw:textarea-vertical-align="middle" draw:auto-grow-height="false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365cm"/>
    </style:style>
    <style:style style:name="gr13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906cm" fo:min-width="6.096cm"/>
    </style:style>
    <style:style style:name="gr14" style:family="graphic" style:parent-style-name="objectwithoutfill">
      <style:graphic-properties svg:stroke-color="#33333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gr17" style:family="graphic" style:parent-style-name="objectwithoutfill">
      <style:graphic-properties svg:stroke-width="0.05cm" svg:stroke-color="#66cc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solid" draw:fill-color="#00b099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solid" svg:stroke-width="0.05cm" svg:stroke-color="#808080" draw:marker-start-width="0.275cm" draw:marker-end-width="0.275cm" draw:fill="solid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2.221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ccccc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cm" svg:stroke-color="#808080" draw:marker-start-width="0.275cm" draw:marker-end-width="0.275cm" draw:fill="none" draw:fill-color="#ffffff" draw:textarea-horizontal-align="left" draw:auto-grow-height="true" draw:auto-grow-width="false" fo:min-height="1.421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0cm"/>
    </style:style>
    <style:style style:name="gr26" style:family="graphic" style:parent-style-name="standard">
      <style:graphic-properties draw:stroke="none" draw:fill="none" fo:min-height="1.223cm"/>
    </style:style>
    <style:style style:name="gr27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13pt" style:font-size-asian="13pt" style:font-size-complex="13pt"/>
    </style:style>
    <style:style style:name="P4" style:family="paragraph">
      <style:paragraph-properties fo:text-align="center"/>
      <style:text-properties fo:color="#ffffff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000000" fo:font-size="13pt" style:font-size-asian="13pt" style:font-size-complex="13pt"/>
    </style:style>
    <style:style style:name="P7" style:family="paragraph">
      <style:paragraph-properties fo:text-align="center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>
      <style:text-properties fo:color="#000000" fo:font-size="13pt" fo:font-weight="bold" style:font-size-asian="13pt" style:font-weight-asian="bold" style:font-size-complex="13pt" style:font-weight-complex="bold"/>
    </style:style>
    <style:style style:name="P9" style:family="paragraph"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style:text-properties fo:font-size="20pt"/>
    </style:style>
    <style:style style:name="P11" style:family="paragraph">
      <style:text-properties fo:color="#333333" fo:font-size="14pt" style:font-size-asian="14pt" style:font-size-complex="14pt"/>
    </style:style>
    <style:style style:name="P12" style:family="paragraph">
      <style:text-properties fo:color="#00b099" fo:font-size="14pt" fo:font-style="italic" style:font-size-asian="14pt" style:font-style-asian="italic" style:font-size-complex="14pt" style:font-style-complex="italic"/>
    </style:style>
    <style:style style:name="P13" style:family="paragraph">
      <style:text-properties fo:color="#808080" fo:font-size="14pt" style:font-size-asian="14pt" style:font-size-complex="14pt"/>
    </style:style>
    <style:style style:name="P14" style:family="paragraph">
      <style:text-properties fo:color="#666666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8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9" style:family="text">
      <style:text-properties fo:font-size="11pt" fo:font-style="italic" style:font-size-asian="11pt" style:font-style-asian="italic" style:font-size-complex="11pt" style:font-style-complex="italic"/>
    </style:style>
    <style:style style:name="T10" style:family="tex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T11" style:family="text">
      <style:text-properties fo:color="#333333" fo:font-size="14pt" style:font-size-asian="14pt" style:font-size-complex="14pt"/>
    </style:style>
    <style:style style:name="T12" style:family="text">
      <style:text-properties fo:color="#333333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b099" fo:font-size="14pt" fo:font-style="italic" style:font-size-asian="14pt" style:font-style-asian="italic" style:font-size-complex="14pt" style:font-style-complex="italic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fff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333333" fo:font-size="14pt" fo:font-style="italic" style:font-size-asian="14pt" style:font-style-asian="italic" style:font-size-complex="14pt" style:font-style-complex="italic"/>
    </style:style>
    <style:style style:name="T19" style:family="text">
      <style:text-properties fo:color="#808080" fo:font-size="14pt" style:font-size-asian="14pt" style:font-size-complex="14pt"/>
    </style:style>
    <style:style style:name="T20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T22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aries </text:p>
          </draw:text-box>
        </draw:frame>
        <draw:g>
          <draw:custom-shape draw:style-name="gr1" draw:text-style-name="P1" draw:layer="layout" svg:width="17.756cm" svg:height="10.311cm" svg:x="6.444cm" svg:y="5.9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279cm" svg:height="2.211cm" svg:x="6.758cm" svg:y="8.611cm">
            <text:p text:style-name="P2"><text:span text:style-name="T1">LBF</text:span></text:p>
            <text:p text:style-name="P2"><text:span text:style-name="T2">Set-up &amp;</text:span></text:p>
            <text:p text:style-name="P2"><text:span text:style-name="T2">Initialization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7.74cm" svg:height="1.15cm" svg:x="6.46cm" svg:y="16.531cm">
            <text:p text:style-name="P2"><text:span text:style-name="T2">Hardwar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4.268cm" svg:height="1.135cm" svg:x="6.725cm" svg:y="14.575cm">
            <text:p text:style-name="P2"><text:span text:style-name="T3">ARM CMSIS</text:span><text:span text:style-name="T4"> Lib 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4.323cm" svg:height="1.366cm" svg:x="6.725cm" svg:y="12.982cm">
            <text:p text:style-name="P2"><text:span text:style-name="T5">STM32L1xx HAL</text:span><text:span text:style-name="T6"> <text:s/></text:span></text:p>
            <text:p text:style-name="P2"><text:span text:style-name="T7">Abstraction layer for all STM32L1 on-chip peripheral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17.275cm" svg:height="1.46cm" svg:x="6.725cm" svg:y="11.188cm">
            <text:p text:style-name="P2"><text:span text:style-name="T2">La BlueFrog <text:s/>AP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1.841cm" svg:height="2.205cm" svg:x="11.313cm" svg:y="8.612cm">
            <text:p text:style-name="P2"><text:span text:style-name="T1">LBF </text:span><text:span text:style-name="T1"><text:line-break/></text:span><text:span text:style-name="T2">Utilities</text:span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4" draw:layer="layout" svg:width="17.816cm" svg:height="1.258cm" svg:x="6.384cm" svg:y="4.264cm">
            <text:p text:style-name="P2"><text:span text:style-name="T2">User Applica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2.489cm" svg:height="1.327cm" svg:x="21.511cm" svg:y="13.003cm">
            <text:p text:style-name="P2"><text:span text:style-name="T8">BT 4.x</text:span></text:p>
            <text:p text:style-name="P2"><text:span text:style-name="T8">Profiles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487cm" svg:height="1.775cm" draw:transform="rotate (1.5707963267949) translate (17.181cm 10.819cm)">
            <text:p text:style-name="P2"><text:span text:style-name="T2">USB Device</text:span></text:p>
            <text:p text:style-name="P2"><text:span text:style-name="T1">Stac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2.516cm" svg:height="1.146cm" svg:x="21.484cm" svg:y="14.558cm">
            <text:p text:style-name="P2"><text:span text:style-name="T8">BT 4.x</text:span></text:p>
            <text:p text:style-name="P2"><text:span text:style-name="T8">Stack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4.486cm" svg:height="1.758cm" draw:transform="rotate (1.5707963267949) translate (19.235cm 10.806cm)">
            <text:p text:style-name="P2"><text:span text:style-name="T1">FatFS</text:span></text:p>
            <text:p text:style-name="P2"><text:span text:style-name="T2">File 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3" draw:layer="layout" svg:width="4.487cm" svg:height="1.8cm" draw:transform="rotate (1.5707963267949) translate (15.029cm 10.801cm)">
            <text:p text:style-name="P2"><text:span text:style-name="T1">EmWin</text:span></text:p>
            <text:p text:style-name="P2"><text:span text:style-name="T2">Graphics Li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8" draw:layer="layout" svg:width="5.865cm" svg:height="0.839cm" svg:x="6.391cm" svg:y="5.973cm">
            <draw:text-box>
              <text:p><text:span text:style-name="T5">Ready-to-use Libraries</text:span></text:p>
            </draw:text-box>
          </draw:frame>
          <draw:frame draw:style-name="gr13" draw:text-style-name="P9" draw:layer="layout" svg:width="8.27cm" svg:height="1.156cm" draw:transform="rotate (1.5707963267949) translate (5.2cm 14.706cm)">
            <draw:text-box>
              <text:p><text:span text:style-name="T9">Provided. <text:s/>Open-source everywhere possible</text:span></text:p>
            </draw:text-box>
          </draw:frame>
          <draw:line draw:style-name="gr14" draw:text-style-name="P2" draw:layer="layout" svg:x1="5.829cm" svg:y1="6.018cm" svg:x2="5.829cm" svg:y2="16.152cm">
            <text:p/>
          </draw:line>
          <draw:frame draw:style-name="gr15" draw:text-style-name="P9" draw:layer="layout" svg:width="13.71cm" svg:height="1.133cm" svg:x="5.663cm" svg:y="18.267cm">
            <draw:text-box>
              <text:p><text:span text:style-name="T10">Note </text:span><text:span text:style-name="T9">: Various options available as real-time/embedded OS kernel if needed,</text:span></text:p>
              <text:p><text:span text:style-name="T9">although not provided as part of La BlueFrog software package at this time.</text:span></text:p>
            </draw:text-box>
          </draw:fram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Structure</text:p>
          </draw:text-box>
        </draw:frame>
        <draw:frame draw:style-name="gr15" draw:text-style-name="P11" draw:layer="layout" svg:width="17.158cm" svg:height="14.126cm" svg:x="1cm" svg:y="5cm">
          <draw:text-box>
            <text:p><text:span text:style-name="T11">/&lt;xxxx&gt;</text:span></text:p>
            <text:p><text:span text:style-name="T12"><text:tab/></text:span><text:span text:style-name="T12">-- /libraries</text:span></text:p>
            <text:p><text:span text:style-name="T11"><text:tab/></text:span><text:span text:style-name="T11"><text:tab/></text:span><text:span text:style-name="T11">-- /BlueFrogV2-Lib</text:span></text:p>
            <text:p><text:span text:style-name="T11"><text:tab/></text:span><text:span text:style-name="T11"><text:tab/></text:span><text:span text:style-name="T11"> <text:s text:c="5"/></text:span><text:span text:style-name="T11"># Board init and controls <text:s/>- <text:s/>La BlueFrog specific</text:span></text:p>
            <text:p><text:span text:style-name="T11"><text:tab/></text:span><text:span text:style-name="T11"><text:tab/></text:span><text:span text:style-name="T11"> <text:s text:c="5"/></text:span><text:span text:style-name="T11"># Adaptation Layers for Middlewares (USBD, FatFS, emWin)</text:span></text:p>
            <text:p><text:span text:style-name="T11"><text:tab/></text:span><text:span text:style-name="T11"><text:tab/></text:span><text:span text:style-name="T11">-- /CMSIS</text:span></text:p>
            <text:p><text:span text:style-name="T11"><text:tab/></text:span><text:span text:style-name="T11"><text:tab/></text:span><text:span text:style-name="T11">-- /STM32L1xx_HAL_Driver</text:span></text:p>
            <text:p><text:span text:style-name="T11"><text:tab/></text:span><text:span text:style-name="T11"><text:tab/></text:span><text:span text:style-name="T11">-- /STM32_USB-Device_Library</text:span></text:p>
            <text:p><text:span text:style-name="T11"><text:tab/></text:span><text:span text:style-name="T11"><text:tab/></text:span><text:span text:style-name="T11">-- /FatFS_Lib</text:span></text:p>
            <text:p><text:span text:style-name="T11"><text:tab/></text:span><text:span text:style-name="T11"><text:tab/></text:span><text:span text:style-name="T11">-- /STemWin_Lib</text:span></text:p>
            <text:p><text:span text:style-name="T11"/></text:p>
            <text:p><text:span text:style-name="T12"><text:tab/></text:span><text:span text:style-name="T12">-- /projects</text:span></text:p>
            <text:p><text:span text:style-name="T12"><text:tab/></text:span><text:span text:style-name="T12"><text:tab/></text:span><text:span text:style-name="T12">-- /Project-A</text:span></text:p>
            <text:p><text:span text:style-name="T11"><text:tab/></text:span><text:span text:style-name="T11"><text:tab/></text:span><text:span text:style-name="T11"><text:tab/></text:span><text:span text:style-name="T11">-- /inc</text:span></text:p>
            <text:p><text:span text:style-name="T11"><text:tab/></text:span><text:span text:style-name="T11"><text:tab/></text:span><text:span text:style-name="T11"><text:tab/></text:span><text:span text:style-name="T11">-- /src</text:span></text:p>
            <text:p><text:span text:style-name="T11"><text:tab/></text:span><text:span text:style-name="T11"><text:tab/></text:span><text:span text:style-name="T11"><text:tab/></text:span><text:span text:style-name="T11">-- Makefile</text:span></text:p>
            <text:p><text:span text:style-name="T11"><text:tab/></text:span><text:span text:style-name="T11"><text:tab/></text:span><text:span text:style-name="T11"><text:tab/></text:span><text:span text:style-name="T11">-- /obj </text:span></text:p>
            <text:p><text:span text:style-name="T12"><text:tab/></text:span><text:span text:style-name="T12"><text:tab/></text:span><text:span text:style-name="T12">-- /Project-B</text:span></text:p>
            <text:p><text:span text:style-name="T11"><text:tab/></text:span><text:span text:style-name="T11"><text:tab/></text:span><text:span text:style-name="T11"><text:tab/></text:span><text:span text:style-name="T11">-- ..........</text:span></text:p>
            <text:p><text:span text:style-name="T12"><text:tab/></text:span><text:span text:style-name="T12"><text:tab/></text:span><text:span text:style-name="T12">-- /Project-X</text:span></text:p>
            <text:p><text:span text:style-name="T11"><text:tab/></text:span><text:span text:style-name="T11"><text:tab/></text:span><text:span text:style-name="T11"><text:tab/></text:span><text:span text:style-name="T11">-- ..........</text:span></text:p>
            <text:p><text:span text:style-name="T11"><text:tab/></text:span><text:span text:style-name="T11"><text:tab/></text:span><text:span text:style-name="T11">-- /STARTUP</text:span></text:p>
            <text:p><text:span text:style-name="T11"><text:tab/></text:span><text:span text:style-name="T11"><text:tab/></text:span><text:span text:style-name="T11"><text:tab/></text:span><text:span text:style-name="T11">-- startup_stm32l151xc.s</text:span></text:p>
            <text:p><text:span text:style-name="T11"><text:tab/></text:span><text:span text:style-name="T11"><text:tab/></text:span><text:span text:style-name="T11"><text:tab/></text:span><text:span text:style-name="T11">-- STM32151XC_FLASH.ld</text:span></text:p>
            <text:p><text:span text:style-name="T12"><text:tab/></text:span><text:span text:style-name="T12">-- /documentation</text:span></text:p>
          </draw:text-box>
        </draw:frame>
        <draw:line draw:style-name="gr17" draw:text-style-name="P2" draw:layer="layout" svg:x1="19cm" svg:y1="11.4cm" svg:x2="19cm" svg:y2="16.4cm">
          <text:p/>
        </draw:line>
        <draw:frame draw:style-name="gr15" draw:text-style-name="P12" draw:layer="layout" svg:width="5.277cm" svg:height="1.916cm" svg:x="19.278cm" svg:y="12.8cm">
          <draw:text-box>
            <text:p><text:span text:style-name="T13">Typically, </text:span></text:p>
            <text:p><text:span text:style-name="T13">user would customize</text:span></text:p>
            <text:p><text:span text:style-name="T13">these files</text:span></text:p>
          </draw:text-box>
        </draw:frame>
        <draw:frame draw:style-name="gr15" draw:text-style-name="P12" draw:layer="layout" svg:width="6.327cm" svg:height="1.361cm" svg:x="19.123cm" svg:y="8.6cm">
          <draw:text-box>
            <text:p><text:span text:style-name="T13">ST- and 3rd-party supplied</text:span></text:p>
            <text:p><text:span text:style-name="T13">libraries</text:span></text:p>
          </draw:text-box>
        </draw:frame>
        <draw:frame draw:style-name="gr15" draw:text-style-name="P12" draw:layer="layout" svg:width="5.074cm" svg:height="0.806cm" svg:x="19.1cm" svg:y="6.684cm">
          <draw:text-box>
            <text:p><text:span text:style-name="T13">La BlueFrog libraries</text:span></text:p>
          </draw:text-box>
        </draw:frame>
        <draw:line draw:style-name="gr17" draw:text-style-name="P2" draw:layer="layout" svg:x1="19cm" svg:y1="8cm" svg:x2="19cm" svg:y2="10.6cm">
          <text:p/>
        </draw:line>
        <draw:line draw:style-name="gr17" draw:text-style-name="P2" draw:layer="layout" svg:x1="19cm" svg:y1="6.6cm" svg:x2="19cm" svg:y2="7.7cm">
          <text:p/>
        </draw:lin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 : <text:s/>BlueFrogV2-Lib Contents</text:p>
          </draw:text-box>
        </draw:frame>
        <draw:frame draw:style-name="gr18" draw:text-style-name="P11" draw:layer="layout" svg:width="9.009cm" svg:height="13.571cm" svg:x="2.991cm" svg:y="5.2cm">
          <draw:text-box>
            <text:p><text:span text:style-name="T14">/BlueFrogV2-Lib</text:span></text:p>
            <text:p><text:span text:style-name="T14"/></text:p>
            <text:p><text:span text:style-name="T15"><text:tab/></text:span><text:span text:style-name="T15">-- /libraries</text:span></text:p>
            <text:p><text:span text:style-name="T16"/></text:p>
            <text:p><text:span text:style-name="T15"><text:tab/></text:span><text:span text:style-name="T15"> <text:s text:c="3"/></text:span><text:span text:style-name="T15">-- /src</text:span></text:p>
            <text:p><text:span text:style-name="T15"/></text:p>
            <text:p><text:span text:style-name="T14"><text:tab/></text:span><text:span text:style-name="T14"><text:tab/></text:span><text:span text:style-name="T14">-- /Board_Support</text:span></text:p>
            <text:p><text:span text:style-name="T14"/></text:p>
            <text:p><text:span text:style-name="T14"><text:tab/></text:span><text:span text:style-name="T14"><text:tab/></text:span><text:span text:style-name="T14">-- /LBF_API</text:span></text:p>
            <text:p><text:span text:style-name="T14"/></text:p>
            <text:p><text:span text:style-name="T14"><text:tab/></text:span><text:span text:style-name="T14"><text:tab/></text:span><text:span text:style-name="T14">-- /Debug_Utilities</text:span></text:p>
            <text:p><text:span text:style-name="T14"/></text:p>
            <text:p><text:span text:style-name="T14"><text:tab/></text:span><text:span text:style-name="T14"><text:tab/></text:span><text:span text:style-name="T14">-- /Sensor_APIs</text:span></text:p>
            <text:p><text:span text:style-name="T14"/></text:p>
            <text:p><text:span text:style-name="T14"><text:tab/></text:span><text:span text:style-name="T14"><text:tab/></text:span><text:span text:style-name="T14">-- /LBF_USB_MassStorage</text:span></text:p>
            <text:p><text:span text:style-name="T14"/></text:p>
            <text:p><text:span text:style-name="T14"><text:tab/></text:span><text:span text:style-name="T14"><text:tab/></text:span><text:span text:style-name="T14">-- /LBF_DataFlash_FatFS</text:span></text:p>
            <text:p><text:span text:style-name="T14"/></text:p>
            <text:p><text:span text:style-name="T14"><text:tab/></text:span><text:span text:style-name="T14"><text:tab/></text:span><text:span text:style-name="T14">-- /LBF_StemWin</text:span></text:p>
            <text:p><text:span text:style-name="T14"/></text:p>
            <text:p><text:span text:style-name="T15"><text:tab/></text:span><text:span text:style-name="T15"> <text:s text:c="3"/></text:span><text:span text:style-name="T15">-- /inc</text:span></text:p>
            <text:p><text:span text:style-name="T15"/></text:p>
            <text:p><text:span text:style-name="T15"><text:tab/></text:span><text:span text:style-name="T15"><text:tab/></text:span><text:span text:style-name="T15">-- </text:span><text:span text:style-name="T17">&lt;same structure&gt;</text:span></text:p>
            <text:p><text:span text:style-name="T18"/></text:p>
          </draw:text-box>
        </draw:frame>
        <draw:frame draw:style-name="gr19" draw:text-style-name="P13" draw:layer="layout" svg:width="9.2cm" svg:height="3.076cm" svg:x="16.6cm" svg:y="6.374cm">
          <draw:text-box>
            <text:p><text:span text:style-name="T19">&gt; IO configuration routines</text:span></text:p>
            <text:p><text:span text:style-name="T19">&gt; On-chip peripheral inits</text:span><text:span text:style-name="T19"><text:line-break/></text:span><text:span text:style-name="T19">&gt; On-board chip inits </text:span></text:p>
            <text:p><text:span text:style-name="T20">(fixed and selective – based on</text:span><text:span text:style-name="T20"><text:line-break/></text:span><text:span text:style-name="T20"> user configuration files in /Project-xx) </text:span></text:p>
          </draw:text-box>
        </draw:frame>
        <draw:frame draw:style-name="gr20" draw:text-style-name="P13" draw:layer="layout" svg:width="9.232cm" svg:height="3.631cm" svg:x="16.568cm" svg:y="9.884cm">
          <draw:text-box>
            <text:p><text:span text:style-name="T19"><text:s/></text:span><text:span text:style-name="T19">API functions :</text:span></text:p>
            <text:p><text:span text:style-name="T19">&gt;For access to on-board hardware and busses (LED, Switches, Data Flash, I2C, …)</text:span></text:p>
            <text:p><text:span text:style-name="T19">&gt;To use some STM32 peripherals at higher level than HAL</text:span></text:p>
          </draw:text-box>
        </draw:frame>
        <draw:frame draw:style-name="gr21" draw:text-style-name="P13" draw:layer="layout" svg:width="9.2cm" svg:height="3.076cm" svg:x="16.6cm" svg:y="13.9cm">
          <draw:text-box>
            <text:p><text:span text:style-name="T19">Adaptation layer between ST-supplied middleware and La BlueFrog </text:span></text:p>
            <text:p><text:span text:style-name="T20">(any file that is a « template » in ST deliverable or needed customization is here)</text:span></text:p>
          </draw:text-box>
        </draw:frame>
        <draw:line draw:style-name="gr22" draw:text-style-name="P2" draw:layer="layout" svg:x1="12cm" svg:y1="14.2cm" svg:x2="16.468cm" svg:y2="14.2cm">
          <text:p/>
        </draw:line>
        <draw:line draw:style-name="gr22" draw:text-style-name="P2" draw:layer="layout" svg:x1="11.8cm" svg:y1="13.2cm" svg:x2="11.8cm" svg:y2="15.6cm">
          <text:p/>
        </draw:line>
        <draw:polyline draw:style-name="gr22" draw:text-style-name="P2" draw:layer="layout" svg:width="6.399cm" svg:height="1.399cm" svg:x="10cm" svg:y="7.6cm" svg:viewBox="0 0 6400 1400" draw:points="6400,0 4800,0 4800,1400 0,1400">
          <text:p/>
        </draw:polyline>
        <draw:polyline draw:style-name="gr22" draw:text-style-name="P2" draw:layer="layout" svg:width="6.399cm" svg:height="1.399cm" svg:x="10cm" svg:y="10cm" svg:viewBox="0 0 6400 1400" draw:points="6400,1400 4800,1400 4800,0 0,0">
          <text:p/>
        </draw:polylin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 : <text:s/>User Project Contents</text:p>
          </draw:text-box>
        </draw:frame>
        <draw:frame draw:style-name="gr18" draw:text-style-name="P11" draw:layer="layout" svg:width="11.622cm" svg:height="11.906cm" svg:x="1.257cm" svg:y="6.7cm">
          <draw:text-box>
            <text:p><text:span text:style-name="T14">/projects</text:span></text:p>
            <text:p><text:span text:style-name="T14"/></text:p>
            <text:p><text:span text:style-name="T15"><text:tab/></text:span><text:span text:style-name="T15">-- / &lt;</text:span><text:span text:style-name="T17">project name</text:span><text:span text:style-name="T15">&gt;</text:span></text:p>
            <text:p><text:span text:style-name="T15"/></text:p>
            <text:p><text:span text:style-name="T14"><text:tab/></text:span><text:span text:style-name="T14"><text:tab/></text:span><text:span text:style-name="T14">-- /src</text:span></text:p>
            <text:p><text:span text:style-name="T14"><text:tab/></text:span><text:span text:style-name="T14"><text:tab/></text:span><text:span text:style-name="T14"><text:tab/></text:span><text:span text:style-name="T14">-- /main.c</text:span></text:p>
            <text:p><text:span text:style-name="T14"><text:tab/></text:span><text:span text:style-name="T14"><text:tab/></text:span><text:span text:style-name="T14"><text:tab/></text:span><text:span text:style-name="T14">-- /</text:span><text:span text:style-name="T21">&lt;other_user_files</text:span><text:span text:style-name="T14">&gt;.c</text:span></text:p>
            <text:p><text:span text:style-name="T14"><text:tab/></text:span><text:span text:style-name="T14"><text:tab/></text:span><text:span text:style-name="T14"><text:tab/></text:span><text:span text:style-name="T14">-- /stm32_it.c</text:span></text:p>
            <text:p><text:span text:style-name="T14"/></text:p>
            <text:p><text:span text:style-name="T14"/></text:p>
            <text:p><text:span text:style-name="T14"><text:tab/></text:span><text:span text:style-name="T14"><text:tab/></text:span><text:span text:style-name="T14">-- /inc</text:span></text:p>
            <text:p><text:span text:style-name="T14"><text:tab/></text:span><text:span text:style-name="T14"><text:tab/></text:span><text:span text:style-name="T14"><text:tab/></text:span><text:span text:style-name="T14">-- /stm32_it.h</text:span></text:p>
            <text:p><text:span text:style-name="T14"><text:tab/></text:span><text:span text:style-name="T14"><text:tab/></text:span><text:span text:style-name="T14"><text:tab/></text:span><text:span text:style-name="T14">-- /User_Configuration.h</text:span></text:p>
            <text:p><text:span text:style-name="T14"><text:tab/></text:span><text:span text:style-name="T14"><text:tab/></text:span><text:span text:style-name="T14"><text:tab/></text:span><text:span text:style-name="T14">-- /IT_Priorities_UserDefinable.h <text:s/></text:span></text:p>
            <text:p><text:span text:style-name="T14"/></text:p>
            <text:p><text:span text:style-name="T14"><text:tab/></text:span><text:span text:style-name="T14"><text:tab/></text:span><text:span text:style-name="T14">-- /obj</text:span></text:p>
            <text:p><text:span text:style-name="T14"/></text:p>
            <text:p><text:span text:style-name="T14"><text:tab/></text:span><text:span text:style-name="T14"><text:tab/></text:span><text:span text:style-name="T14">-- Makefile</text:span></text:p>
            <text:p><text:span text:style-name="T14"/></text:p>
            <text:p><text:span text:style-name="T14"><text:tab/></text:span><text:span text:style-name="T14"><text:tab/></text:span><text:span text:style-name="T14">-- BriefDesc.txt</text:span></text:p>
            <text:p><text:span text:style-name="T18"/></text:p>
          </draw:text-box>
        </draw:frame>
        <draw:frame draw:style-name="gr19" draw:text-style-name="P13" draw:layer="layout" svg:width="10.2cm" svg:height="1.966cm" svg:x="16.2cm" svg:y="5.424cm">
          <draw:text-box>
            <text:p><text:span text:style-name="T19">&gt; Proposed template does full board initialization and leaves user concentrate on his/her application.</text:span></text:p>
          </draw:text-box>
        </draw:frame>
        <draw:frame draw:style-name="gr23" draw:text-style-name="P13" draw:layer="layout" svg:width="10.2cm" svg:height="1.966cm" svg:x="16.2cm" svg:y="9.079cm">
          <draw:text-box>
            <text:p><text:span text:style-name="T19">Interrupt request handlers</text:span></text:p>
            <text:p><text:span text:style-name="T19">&amp; associated callback functions.</text:span></text:p>
            <text:p><text:span text:style-name="T19">Template proposed.</text:span></text:p>
          </draw:text-box>
        </draw:frame>
        <draw:polyline draw:style-name="gr22" draw:text-style-name="P2" draw:layer="layout" svg:width="8.199cm" svg:height="3.399cm" svg:x="7.8cm" svg:y="6.5cm" svg:viewBox="0 0 8200 3400" draw:points="8200,0 6150,0 6150,3400 0,3400">
          <text:p/>
        </draw:polyline>
        <draw:frame draw:style-name="gr23" draw:text-style-name="P13" draw:layer="layout" svg:width="10.2cm" svg:height="3.076cm" svg:x="16.2cm" svg:y="12.234cm">
          <draw:text-box>
            <text:p><text:span text:style-name="T19">User defined configurations </text:span></text:p>
            <text:p><text:span text:style-name="T19">(thru #define 's), esp. ::</text:span></text:p>
            <text:p><text:span text:style-name="T19">- enable/assign extension header pins &amp; related parameters (e.g. bitrates etc.)</text:span></text:p>
            <text:p><text:span text:style-name="T19">- OLED and BTLE usage</text:span></text:p>
          </draw:text-box>
        </draw:frame>
        <draw:frame draw:style-name="gr23" draw:text-style-name="P13" draw:layer="layout" svg:width="10.2cm" svg:height="1.966cm" svg:x="16.2cm" svg:y="16.624cm">
          <draw:text-box>
            <text:p><text:span text:style-name="T19">User modifiable priorities of all LBF </text:span></text:p>
            <text:p><text:span text:style-name="T19">potential interrupt sources.</text:span></text:p>
            <text:p><text:span text:style-name="T19">All defined in this single central file.</text:span></text:p>
          </draw:text-box>
        </draw:frame>
        <draw:polyline draw:style-name="gr22" draw:text-style-name="P2" draw:layer="layout" svg:width="7.599cm" svg:height="0.799cm" svg:x="8.4cm" svg:y="10.3cm" svg:viewBox="0 0 7600 800" draw:points="7600,0 5700,0 5700,800 0,800">
          <text:p/>
        </draw:polyline>
        <draw:line draw:style-name="gr22" draw:text-style-name="P2" draw:layer="layout" svg:x1="11.2cm" svg:y1="13.8cm" svg:x2="15.668cm" svg:y2="13.8cm">
          <text:p/>
        </draw:line>
        <draw:polyline draw:style-name="gr22" draw:text-style-name="P2" draw:layer="layout" svg:width="3.199cm" svg:height="2.999cm" svg:x="12.6cm" svg:y="14.3cm" svg:viewBox="0 0 3200 3000" draw:points="3200,3000 2400,3000 2400,0 0,0">
          <text:p/>
        </draw:polylin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ftware : <text:s/>Include Model</text:p>
          </draw:text-box>
        </draw:frame>
        <draw:frame draw:style-name="gr24" draw:text-style-name="P14" draw:layer="layout" svg:width="4.376cm" svg:height="1cm" svg:x="1.2cm" svg:y="4.6cm">
          <draw:text-box>
            <text:p text:style-name="P14"><text:span text:style-name="T22">LBF_Global.h</text:span></text:p>
          </draw:text-box>
        </draw:frame>
        <draw:frame draw:style-name="gr24" draw:text-style-name="P14" draw:layer="layout" svg:width="3.884cm" svg:height="1cm" svg:x="6.716cm" svg:y="5.8cm">
          <draw:text-box>
            <text:p text:style-name="P14"><text:span text:style-name="T22">stm32l1xx.h</text:span></text:p>
          </draw:text-box>
        </draw:frame>
        <draw:frame draw:style-name="gr24" draw:text-style-name="P14" draw:layer="layout" svg:width="4.587cm" svg:height="1cm" svg:x="12.2cm" svg:y="5.8cm">
          <draw:text-box>
            <text:p text:style-name="P14"><text:span text:style-name="T22">stm32l151xc.h</text:span></text:p>
          </draw:text-box>
        </draw:frame>
        <draw:frame draw:style-name="gr25" draw:text-style-name="P14" draw:layer="layout" svg:width="4.587cm" svg:height="1.4cm" svg:x="18.461cm" svg:y="5.789cm">
          <draw:text-box>
            <text:p text:style-name="P14"><text:span text:style-name="T22">stm32l151xc.h</text:span></text:p>
          </draw:text-box>
        </draw:frame>
        <draw:frame draw:style-name="gr26" draw:text-style-name="P14" draw:layer="layout" svg:width="6.6cm" svg:height="1.473cm" svg:x="20.5cm" svg:y="7.5cm">
          <draw:text-box>
            <text:p text:style-name="P14"><text:span text:style-name="T22">system_stm32l1xx.h</text:span></text:p>
          </draw:text-box>
        </draw:frame>
        <draw:frame draw:style-name="gr24" draw:text-style-name="P14" draw:layer="layout" svg:width="5.679cm" svg:height="1cm" svg:x="1.2cm" svg:y="9.2cm">
          <draw:text-box>
            <text:p text:style-name="P14"><text:span text:style-name="T22">LBF_lowlev_API.h</text:span></text:p>
          </draw:text-box>
        </draw:frame>
        <draw:frame draw:style-name="gr24" draw:text-style-name="P14" draw:layer="layout" svg:width="5.078cm" svg:height="1cm" svg:x="6.8cm" svg:y="10.3cm">
          <draw:text-box>
            <text:p text:style-name="P14"><text:span text:style-name="T22">stm32l1xx_hal.h</text:span></text:p>
          </draw:text-box>
        </draw:frame>
        <draw:frame draw:style-name="gr24" draw:text-style-name="P14" draw:layer="layout" svg:width="6.628cm" svg:height="1cm" svg:x="12.9cm" svg:y="10.3cm">
          <draw:text-box>
            <text:p text:style-name="P14"><text:span text:style-name="T22">stm32l1xx_hal_conf.h</text:span></text:p>
          </draw:text-box>
        </draw:frame>
        <draw:frame draw:style-name="gr24" draw:text-style-name="P14" draw:layer="layout" svg:width="6.31cm" svg:height="1cm" svg:x="20.4cm" svg:y="12.6cm">
          <draw:text-box>
            <text:p text:style-name="P14"><text:span text:style-name="T22">stm32l1xx_hal_def.h</text:span></text:p>
          </draw:text-box>
        </draw:frame>
        <draw:frame draw:style-name="gr24" draw:text-style-name="P14" draw:layer="layout" svg:width="6.484cm" svg:height="1cm" svg:x="20.4cm" svg:y="10.2cm">
          <draw:text-box>
            <text:p text:style-name="P14"><text:span text:style-name="T22">stm32l1xx_hal_ppp.h</text:span></text:p>
          </draw:text-box>
        </draw:frame>
        <draw:frame draw:style-name="gr24" draw:text-style-name="P14" draw:layer="layout" svg:width="6.31cm" svg:height="1cm" svg:x="12.3cm" svg:y="12.6cm">
          <draw:text-box>
            <text:p text:style-name="P14"><text:span text:style-name="T22">stm32l1xx_hal_def.h</text:span></text:p>
          </draw:text-box>
        </draw:frame>
        <draw:frame draw:style-name="gr24" draw:text-style-name="P14" draw:layer="layout" svg:width="3.884cm" svg:height="1cm" svg:x="7cm" svg:y="12.6cm">
          <draw:text-box>
            <text:p text:style-name="P14"><text:span text:style-name="T22">stm32l1xx.h</text:span></text:p>
          </draw:text-box>
        </draw:frame>
        <draw:frame draw:style-name="gr24" draw:text-style-name="P14" draw:layer="layout" svg:width="3.884cm" svg:height="1cm" svg:x="6.716cm" svg:y="5.8cm">
          <draw:text-box>
            <text:p text:style-name="P14"><text:span text:style-name="T22">stm32l1xx.h</text:span></text:p>
          </draw:text-box>
        </draw:frame>
        <draw:frame draw:style-name="gr24" draw:text-style-name="P14" draw:layer="layout" svg:width="7.301cm" svg:height="1cm" svg:x="1.2cm" svg:y="15.4cm">
          <draw:text-box>
            <text:p text:style-name="P14"><text:span text:style-name="T22">LBF_XXX_lowlev_API.h</text:span></text:p>
          </draw:text-box>
        </draw:frame>
        <draw:line draw:style-name="gr27" draw:text-style-name="P2" draw:layer="layout" svg:x1="3.4cm" svg:y1="10.4cm" svg:x2="3.4cm" svg:y2="15cm">
          <text:p/>
        </draw:line>
        <draw:line draw:style-name="gr27" draw:text-style-name="P2" draw:layer="layout" svg:x1="3.4cm" svg:y1="5.5cm" svg:x2="3.4cm" svg:y2="9.2cm">
          <text:p/>
        </draw:line>
        <draw:line draw:style-name="gr27" draw:text-style-name="P2" draw:layer="layout" svg:x1="6.4cm" svg:y1="6.3cm" svg:x2="3.4cm" svg:y2="6.3cm">
          <text:p/>
        </draw:line>
        <draw:line draw:style-name="gr27" draw:text-style-name="P2" draw:layer="layout" svg:x1="12.2cm" svg:y1="6.3cm" svg:x2="10.6cm" svg:y2="6.3cm">
          <text:p/>
        </draw:line>
        <draw:line draw:style-name="gr27" draw:text-style-name="P2" draw:layer="layout" svg:x1="18.5cm" svg:y1="6.3cm" svg:x2="16.9cm" svg:y2="6.3cm">
          <text:p/>
        </draw:line>
        <draw:line draw:style-name="gr27" draw:text-style-name="P2" draw:layer="layout" svg:x1="24.6cm" svg:y1="6.3cm" svg:x2="23cm" svg:y2="6.3cm">
          <text:p/>
        </draw:line>
        <draw:line draw:style-name="gr27" draw:text-style-name="P2" draw:layer="layout" svg:x1="24.6cm" svg:y1="6.3cm" svg:x2="24.6cm" svg:y2="7.5cm">
          <text:p/>
        </draw:line>
        <draw:line draw:style-name="gr27" draw:text-style-name="P2" draw:layer="layout" svg:x1="6.4cm" svg:y1="10.9cm" svg:x2="3.4cm" svg:y2="10.9cm">
          <text:p/>
        </draw:line>
        <draw:line draw:style-name="gr27" draw:text-style-name="P2" draw:layer="layout" svg:x1="12.9cm" svg:y1="10.8cm" svg:x2="11.8cm" svg:y2="10.8cm">
          <text:p/>
        </draw:line>
        <draw:line draw:style-name="gr27" draw:text-style-name="P2" draw:layer="layout" svg:x1="20.5cm" svg:y1="10.8cm" svg:x2="19.4cm" svg:y2="10.8cm">
          <text:p/>
        </draw:line>
        <draw:line draw:style-name="gr27" draw:text-style-name="P2" draw:layer="layout" svg:x1="24.6cm" svg:y1="11.3cm" svg:x2="24.6cm" svg:y2="12.5cm">
          <text:p/>
        </draw:line>
        <draw:line draw:style-name="gr27" draw:text-style-name="P2" draw:layer="layout" svg:x1="20.4cm" svg:y1="13cm" svg:x2="18.61cm" svg:y2="13cm">
          <text:p/>
        </draw:line>
        <draw:line draw:style-name="gr27" draw:text-style-name="P2" draw:layer="layout" svg:x1="12.6cm" svg:y1="13.1cm" svg:x2="10.81cm" svg:y2="13.1cm">
          <text:p/>
        </draw:line>
        <presentation:notes draw:style-name="dp2">
          <office:forms form:automatic-focus="false" form:apply-design-mode="false"/>
          <draw:page-thumbnail draw:style-name="gr1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b099" style:text-outline="false" style:text-line-through-style="none" style:font-name="Liberation Sans1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ymeya </meta:initial-creator>
    <meta:creation-date>2015-03-25T10:14:20.952069136</meta:creation-date>
    <dc:date>2015-09-24T23:46:38.621215426</dc:date>
    <dc:creator>cymeya </dc:creator>
    <meta:editing-duration>PT2H22M44S</meta:editing-duration>
    <meta:editing-cycles>15</meta:editing-cycles>
    <meta:generator>LibreOffice/4.1.2.3$Linux_X86_64 LibreOffice_project/410m0$Build-3</meta:generator>
    <meta:document-statistic meta:object-count="105"/>
  </office:meta>
</office:document-meta>
</file>